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KU</text:p>
          </table:table-cell>
          <table:table-cell table:style-name="Default"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tson Nano Development Kit</text:p>
          </table:table-cell>
          <table:table-cell office:value-type="string" calcext:value-type="string">
            <text:p>945-13450-0000-100</text:p>
          </table:table-cell>
          <table:table-cell office:value-type="currency" office:currency="EUR" office:value="152.02" calcext:value-type="currency">
            <text:p>152.02 €</text:p>
          </table:table-cell>
          <table:table-cell table:formula="of:=[.A5]*[.D5]" office:value-type="currency" office:currency="EUR" office:value="152.02" calcext:value-type="currency">
            <text:p>152.02 €</text:p>
          </table:table-cell>
          <table:table-cell office:value-type="string" calcext:value-type="string">
            <text:p><text:a xlink:href="https://developer.nvidia.com/embedded/jetson-nano-developer-kit" xlink:type="simple">https://developer.nvidia.com/embedded/jetson-nano-developer-kit</text:a> </text:p>
          </table:table-cell>
          <table:table-cell office:value-type="string" calcext:value-type="string">
            <text:p><text:a xlink:href="https://es.rs-online.com/web/p/kits-de-desarrollo-de-procesadores/1999831" xlink:type="simple">https://es.rs-online.com/web/p/kits-de-desarrollo-de-procesadores/1999831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Connector Carrier</text:p>
          </table:table-cell>
          <table:table-cell office:value-type="string" calcext:value-type="string">
            <text:p>ASX00007</text:p>
          </table:table-cell>
          <table:table-cell office:value-type="currency" office:currency="EUR" office:value="20.3" calcext:value-type="currency">
            <text:p>20.30 €</text:p>
          </table:table-cell>
          <table:table-cell table:formula="of:=[.A6]*[.D6]" office:value-type="currency" office:currency="EUR" office:value="20.3" calcext:value-type="currency">
            <text:p>20.30 €</text:p>
          </table:table-cell>
          <table:table-cell office:value-type="string" calcext:value-type="string">
            <text:p><text:a xlink:href="https://docs.arduino.cc/hardware/mkr-connector-carrier" xlink:type="simple">https://docs.arduino.cc/hardware/mkr-connector-carrier</text:a> </text:p>
          </table:table-cell>
          <table:table-cell office:value-type="string" calcext:value-type="string">
            <text:p><text:a xlink:href="https://store.arduino.cc/products/arduino-mkr-connector-carrier-grove-compatible" xlink:type="simple">https://store.arduino.cc/products/arduino-mkr-connector-carrier-grove-compatible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WAN 1310</text:p>
          </table:table-cell>
          <table:table-cell office:value-type="string" calcext:value-type="string">
            <text:p>ABX00029</text:p>
          </table:table-cell>
          <table:table-cell office:value-type="currency" office:currency="EUR" office:value="39.6" calcext:value-type="currency">
            <text:p>39.60 €</text:p>
          </table:table-cell>
          <table:table-cell table:formula="of:=[.A7]*[.D7]" office:value-type="currency" office:currency="EUR" office:value="39.6" calcext:value-type="currency">
            <text:p>39.60 €</text:p>
          </table:table-cell>
          <table:table-cell office:value-type="string" calcext:value-type="string">
            <text:p><text:a xlink:href="https://docs.arduino.cc/hardware/mkr-wan-1310" xlink:type="simple">https://docs.arduino.cc/hardware/mkr-wan-1310</text:a></text:p>
          </table:table-cell>
          <table:table-cell office:value-type="string" calcext:value-type="string">
            <text:p><text:a xlink:href="https://store.arduino.cc/products/arduino-mkr-wan-1310" xlink:type="simple">https://store.arduino.cc/products/arduino-mkr-wan-1310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Mem Shield</text:p>
          </table:table-cell>
          <table:table-cell office:value-type="string" calcext:value-type="string">
            <text:p>ASX00008</text:p>
          </table:table-cell>
          <table:table-cell office:value-type="currency" office:currency="EUR" office:value="20.3" calcext:value-type="currency">
            <text:p>20.30 €</text:p>
          </table:table-cell>
          <table:table-cell table:formula="of:=[.A8]*[.D8]" office:value-type="currency" office:currency="EUR" office:value="20.3" calcext:value-type="currency">
            <text:p>20.30 €</text:p>
          </table:table-cell>
          <table:table-cell office:value-type="string" calcext:value-type="string">
            <text:p><text:a xlink:href="https://docs.arduino.cc/hardware/mkr-mem-shield" xlink:type="simple">https://docs.arduino.cc/hardware/mkr-mem-shield</text:a> </text:p>
          </table:table-cell>
          <table:table-cell office:value-type="string" calcext:value-type="string">
            <text:p><text:a xlink:href="https://store.arduino.cc/products/arduino-mkr-mem-shield" xlink:type="simple">https://store.arduino.cc/products/arduino-mkr-mem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IMU Shield</text:p>
          </table:table-cell>
          <table:table-cell office:value-type="string" calcext:value-type="string">
            <text:p>ASX00002</text:p>
          </table:table-cell>
          <table:table-cell office:value-type="currency" office:currency="EUR" office:value="25.2" calcext:value-type="currency">
            <text:p>25.20 €</text:p>
          </table:table-cell>
          <table:table-cell table:formula="of:=[.A9]*[.D9]" office:value-type="currency" office:currency="EUR" office:value="25.2" calcext:value-type="currency">
            <text:p>25.20 €</text:p>
          </table:table-cell>
          <table:table-cell office:value-type="string" calcext:value-type="string">
            <text:p><text:a xlink:href="https://docs.arduino.cc/hardware/mkr-imu-shield" xlink:type="simple">https://docs.arduino.cc/hardware/mkr-imu-shield</text:a> </text:p>
          </table:table-cell>
          <table:table-cell office:value-type="string" calcext:value-type="string">
            <text:p><text:a xlink:href="https://store.arduino.cc/products/arduino-mkr-imu-shield" xlink:type="simple">https://store.arduino.cc/products/arduino-mkr-imu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KR GPS Shield </text:p>
          </table:table-cell>
          <table:table-cell office:value-type="string" calcext:value-type="string">
            <text:p>ASX00017</text:p>
          </table:table-cell>
          <table:table-cell office:value-type="currency" office:currency="EUR" office:value="34.8" calcext:value-type="currency">
            <text:p>34.80 €</text:p>
          </table:table-cell>
          <table:table-cell table:formula="of:=[.A10]*[.D10]" office:value-type="currency" office:currency="EUR" office:value="34.8" calcext:value-type="currency">
            <text:p>34.80 €</text:p>
          </table:table-cell>
          <table:table-cell office:value-type="string" calcext:value-type="string">
            <text:p><text:a xlink:href="https://docs.arduino.cc/hardware/mkr-gps-shield" xlink:type="simple">https://docs.arduino.cc/hardware/mkr-gps-shield</text:a> </text:p>
          </table:table-cell>
          <table:table-cell office:value-type="string" calcext:value-type="string">
            <text:p><text:a xlink:href="https://store.arduino.cc/products/arduino-mkr-gps-shield" xlink:type="simple">https://store.arduino.cc/products/arduino-mkr-gps-shield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ve - Hub I2C Seeed Studio </text:p>
          </table:table-cell>
          <table:table-cell office:value-type="float" office:value="103020006" calcext:value-type="float">
            <text:p>103020006</text:p>
          </table:table-cell>
          <table:table-cell office:value-type="currency" office:currency="EUR" office:value="3.22" calcext:value-type="currency">
            <text:p>3.22 €</text:p>
          </table:table-cell>
          <table:table-cell table:formula="of:=[.A11]*[.D11]" office:value-type="currency" office:currency="EUR" office:value="3.22" calcext:value-type="currency">
            <text:p>3.22 €</text:p>
          </table:table-cell>
          <table:table-cell office:value-type="string" calcext:value-type="string">
            <text:p><text:a xlink:href="https://www.seeedstudio.com/Grove-I2C-Hub.html" xlink:type="simple">https://www.seeedstudio.com/Grove-I2C-Hub.html</text:a> </text:p>
          </table:table-cell>
          <table:table-cell office:value-type="string" calcext:value-type="string">
            <text:p><text:a xlink:href="https://es.rs-online.com/web/p/kits-de-desarrollo-inalambricos-y-de-comunicacion/1743256" xlink:type="simple">https://es.rs-online.com/web/p/kits-de-desarrollo-inalambricos-y-de-comunicacion/1743256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ed Studio Grove - Temp and Humi and Barometer Sensor</text:p>
          </table:table-cell>
          <table:table-cell office:value-type="float" office:value="101020193" calcext:value-type="float">
            <text:p>101020193</text:p>
          </table:table-cell>
          <table:table-cell office:value-type="currency" office:currency="EUR" office:value="19.51" calcext:value-type="currency">
            <text:p>19.51 €</text:p>
          </table:table-cell>
          <table:table-cell table:formula="of:=[.A12]*[.D12]" office:value-type="currency" office:currency="EUR" office:value="19.51" calcext:value-type="currency">
            <text:p>19.51 €</text:p>
          </table:table-cell>
          <table:table-cell office:value-type="string" calcext:value-type="string">
            <text:p><text:a xlink:href="https://www.seeedstudio.com/Grove-BME280-Environmental-Sensor-Temperature-Humidity-Barometer.html" xlink:type="simple">https://www.seeedstudio.com/Grove-BME280-Environmental-Sensor-Temperature-Humidity-Barometer.html</text:a> </text:p>
          </table:table-cell>
          <table:table-cell office:value-type="string" calcext:value-type="string">
            <text:p><text:a xlink:href="https://es.rs-online.com/web/p/kits-de-desarrollo-de-sensores/1845082" xlink:type="simple">https://es.rs-online.com/web/p/kits-de-desarrollo-de-sensores/1845082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ve - DS1307 RTC</text:p>
          </table:table-cell>
          <table:table-cell office:value-type="float" office:value="101020013" calcext:value-type="float">
            <text:p>101020013</text:p>
          </table:table-cell>
          <table:table-cell office:value-type="currency" office:currency="EUR" office:value="7.04" calcext:value-type="currency">
            <text:p>7.04 €</text:p>
          </table:table-cell>
          <table:table-cell table:formula="of:=[.A13]*[.D13]" office:value-type="currency" office:currency="EUR" office:value="14.08" calcext:value-type="currency">
            <text:p>14.08 €</text:p>
          </table:table-cell>
          <table:table-cell office:value-type="string" calcext:value-type="string">
            <text:p><text:a xlink:href="https://www.seeedstudio.com/Grove-RTC-DS1307.html" xlink:type="simple">https://www.seeedstudio.com/Grove-RTC-DS1307.html</text:a> </text:p>
          </table:table-cell>
          <table:table-cell office:value-type="string" calcext:value-type="string">
            <text:p><text:a xlink:href="https://es.rs-online.com/web/p/kits-de-desarrollo-de-relojes-y-temporizadores/1845075" xlink:type="simple">https://es.rs-online.com/web/p/kits-de-desarrollo-de-relojes-y-temporizadores/1845075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ole Pentaband Waterproof Antenna</text:p>
          </table:table-cell>
          <table:table-cell office:value-type="string" calcext:value-type="string">
            <text:p>X000016</text:p>
          </table:table-cell>
          <table:table-cell office:value-type="currency" office:currency="EUR" office:value="4.8" calcext:value-type="currency">
            <text:p>4.80 €</text:p>
          </table:table-cell>
          <table:table-cell table:formula="of:=[.A14]*[.D14]" office:value-type="currency" office:currency="EUR" office:value="4.8" calcext:value-type="currency">
            <text:p>4.80 €</text:p>
          </table:table-cell>
          <table:table-cell office:value-type="string" calcext:value-type="string">
            <text:p>Antenna for GSM 850 / 900 / 1800 / 1900 MHz and UMTS bands</text:p>
          </table:table-cell>
          <table:table-cell office:value-type="string" calcext:value-type="string">
            <text:p><text:a xlink:href="https://store.arduino.cc/products/dipole-pentaband-waterproof-antenna" xlink:type="simple">https://store.arduino.cc/products/dipole-pentaband-waterproof-antenna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FET IRLB8721</text:p>
          </table:table-cell>
          <table:table-cell office:value-type="string" calcext:value-type="string">
            <text:p>IRLB8721PBF</text:p>
          </table:table-cell>
          <table:table-cell office:value-type="currency" office:currency="EUR" office:value="1.136" calcext:value-type="currency">
            <text:p>1.14 €</text:p>
          </table:table-cell>
          <table:table-cell table:formula="of:=[.A15]*[.D15]" office:value-type="currency" office:currency="EUR" office:value="1.136" calcext:value-type="currency">
            <text:p>1.14 €</text:p>
          </table:table-cell>
          <table:table-cell office:value-type="string" calcext:value-type="string">
            <text:p>N-Channel MOSFET with low Vgs so it can be driven with the 3.3V logic values of Arduino MKR</text:p>
          </table:table-cell>
          <table:table-cell office:value-type="string" calcext:value-type="string">
            <text:p><text:a xlink:href="https://es.rs-online.com/web/p/mosfet/7259322" xlink:type="simple">https://es.rs-online.com/web/p/mosfet/7259322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ve - Universal 4 Pin Buckled 5cm Cable (5 PCs Pack)</text:p>
          </table:table-cell>
          <table:table-cell office:value-type="float" office:value="110990036" calcext:value-type="float">
            <text:p>110990036</text:p>
          </table:table-cell>
          <table:table-cell office:value-type="currency" office:currency="EUR" office:value="1.89" calcext:value-type="currency">
            <text:p>1.89 €</text:p>
          </table:table-cell>
          <table:table-cell table:formula="of:=[.A16]*[.D16]" office:value-type="currency" office:currency="EUR" office:value="1.89" calcext:value-type="currency">
            <text:p>1.89 €</text:p>
          </table:table-cell>
          <table:table-cell office:value-type="string" calcext:value-type="string">
            <text:p><text:a xlink:href="https://www.seeedstudio.com/Grove-Universal-4-Pin-Buckled-5cm-Cable-5-PCs-Pack.html" xlink:type="simple">https://www.seeedstudio.com/Grove-Universal-4-Pin-Buckled-5cm-Cable-5-PCs-Pack.html</text:a> </text:p>
          </table:table-cell>
          <table:table-cell office:value-type="string" calcext:value-type="string">
            <text:p><text:a xlink:href="https://www.digikey.es/es/products/detail/seeed-technology-co-ltd/110990036/5482563" xlink:type="simple">https://www.digikey.es/es/products/detail/seeed-technology-co-ltd/110990036/5482563</text:a>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er Mat 50x75 mm, 12 V DC, 3.75 W</text:p>
          </table:table-cell>
          <table:table-cell office:value-type="string" calcext:value-type="string">
            <text:p>245-512</text:p>
          </table:table-cell>
          <table:table-cell office:value-type="currency" office:currency="EUR" office:value="29.56" calcext:value-type="currency">
            <text:p>29.56 €</text:p>
          </table:table-cell>
          <table:table-cell table:formula="of:=[.A17]*[.D17]" office:value-type="currency" office:currency="EUR" office:value="88.68" calcext:value-type="currency">
            <text:p>88.68 €</text:p>
          </table:table-cell>
          <table:table-cell office:value-type="string" calcext:value-type="string">
            <text:p>Silicone Heater Mats for the batteries</text:p>
          </table:table-cell>
          <table:table-cell office:value-type="string" calcext:value-type="string">
            <text:p><text:a xlink:href="https://es.rs-online.com/web/p/alfombrillas-calefactoras/0245512" xlink:type="simple">https://es.rs-online.com/web/p/alfombrillas-calefactoras/024551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sonic BR1225 Button Battery, 3V, 12.5mm Diameter</text:p>
          </table:table-cell>
          <table:table-cell office:value-type="string" calcext:value-type="string">
            <text:p>BR-1225/BN</text:p>
          </table:table-cell>
          <table:table-cell office:value-type="currency" office:currency="EUR" office:value="1.94" calcext:value-type="currency">
            <text:p>1.94 €</text:p>
          </table:table-cell>
          <table:table-cell table:formula="of:=[.A18]*[.D18]" office:value-type="currency" office:currency="EUR" office:value="3.88" calcext:value-type="currency">
            <text:p>3.88 €</text:p>
          </table:table-cell>
          <table:table-cell office:value-type="string" calcext:value-type="string">
            <text:p>For the RTCs, BR are more suitable for low temperatures than CR</text:p>
          </table:table-cell>
          <table:table-cell office:value-type="string" calcext:value-type="string">
            <text:p><text:a xlink:href="https://es.rs-online.com/web/p/pilas-de-boton/7450929" xlink:type="simple">https://es.rs-online.com/web/p/pilas-de-boton/7450929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smann 7.2V Lithium-Ion Rechargeable Battery Pack, 2.6Ah</text:p>
          </table:table-cell>
          <table:table-cell office:value-type="string" calcext:value-type="string">
            <text:p>2447-3002</text:p>
          </table:table-cell>
          <table:table-cell office:value-type="currency" office:currency="EUR" office:value="35.02" calcext:value-type="currency">
            <text:p>35.02 €</text:p>
          </table:table-cell>
          <table:table-cell table:formula="of:=[.A19]*[.D19]" office:value-type="currency" office:currency="EUR" office:value="35.02" calcext:value-type="currency">
            <text:p>35.02 €</text:p>
          </table:table-cell>
          <table:table-cell office:value-type="string" calcext:value-type="string">
            <text:p>Battery for Arduino 7.2V 2600mAh</text:p>
          </table:table-cell>
          <table:table-cell office:value-type="string" calcext:value-type="string">
            <text:p><text:a xlink:href="https://es.rs-online.com/web/p/baterias-recargables/7760857" xlink:type="simple">https://es.rs-online.com/web/p/baterias-recargables/7760857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smann 14.4V Lithium-Ion Rechargeable Battery Pack, 2.6Ah</text:p>
          </table:table-cell>
          <table:table-cell office:value-type="string" calcext:value-type="string">
            <text:p>2447-3036-520</text:p>
          </table:table-cell>
          <table:table-cell office:value-type="currency" office:currency="EUR" office:value="72.63" calcext:value-type="currency">
            <text:p>72.63 €</text:p>
          </table:table-cell>
          <table:table-cell table:formula="of:=[.A20]*[.D20]" office:value-type="currency" office:currency="EUR" office:value="72.63" calcext:value-type="currency">
            <text:p>72.63 €</text:p>
          </table:table-cell>
          <table:table-cell office:value-type="string" calcext:value-type="string">
            <text:p>Battery for Heatmats 14.4V 2600mAh</text:p>
          </table:table-cell>
          <table:table-cell office:value-type="string" calcext:value-type="string">
            <text:p><text:a xlink:href="https://es.rs-online.com/web/p/baterias-recargables/8114693" xlink:type="simple">https://es.rs-online.com/web/p/baterias-recargables/8114693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PO Battery 7.4V 6000mAh 2S 5C</text:p>
          </table:table-cell>
          <table:table-cell/>
          <table:table-cell office:value-type="currency" office:currency="EUR" office:value="52.5" calcext:value-type="currency">
            <text:p>52.50 €</text:p>
          </table:table-cell>
          <table:table-cell table:formula="of:=[.A21]*[.D21]" office:value-type="currency" office:currency="EUR" office:value="105" calcext:value-type="currency">
            <text:p>105.00 €</text:p>
          </table:table-cell>
          <table:table-cell office:value-type="string" calcext:value-type="string">
            <text:p>Batteries for Jetson Nano</text:p>
          </table:table-cell>
          <table:table-cell office:value-type="string" calcext:value-type="string">
            <text:p><text:a xlink:href="https://www.hobbytelde.es/productos/electronica-r-c-/232-bateria-lipo-7-4v-6000-mah--2s-50c-especial-crawler.html" xlink:type="simple">https://www.hobbytelde.es/productos/electronica-r-c-/232-bateria-lipo-7-4v-6000-mah--2s-50c-especial-crawler.html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ns T male connector</text:p>
          </table:table-cell>
          <table:table-cell office:value-type="string" calcext:value-type="string">
            <text:p>T-DEANM</text:p>
          </table:table-cell>
          <table:table-cell office:value-type="currency" office:currency="EUR" office:value="0.93" calcext:value-type="currency">
            <text:p>0.93 €</text:p>
          </table:table-cell>
          <table:table-cell table:formula="of:=[.A22]*[.D22]" office:value-type="currency" office:currency="EUR" office:value="1.86" calcext:value-type="currency">
            <text:p>1.86 €</text:p>
          </table:table-cell>
          <table:table-cell office:value-type="string" calcext:value-type="string">
            <text:p>Connectors for Li-ion batteries</text:p>
          </table:table-cell>
          <table:table-cell office:value-type="string" calcext:value-type="string">
            <text:p><text:a xlink:href="http://lopacan.es/articulo.php?idart=34048" xlink:type="simple">http://lopacan.es/articulo.php?idart=34048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ns T female connector</text:p>
          </table:table-cell>
          <table:table-cell office:value-type="string" calcext:value-type="string">
            <text:p>T-DEANH</text:p>
          </table:table-cell>
          <table:table-cell office:value-type="currency" office:currency="EUR" office:value="0.93" calcext:value-type="currency">
            <text:p>0.93 €</text:p>
          </table:table-cell>
          <table:table-cell table:formula="of:=[.A23]*[.D23]" office:value-type="currency" office:currency="EUR" office:value="1.86" calcext:value-type="currency">
            <text:p>1.86 €</text:p>
          </table:table-cell>
          <table:table-cell office:value-type="string" calcext:value-type="string">
            <text:p>Connectors for Li-ion batteries (solder female on battery side)</text:p>
          </table:table-cell>
          <table:table-cell office:value-type="string" calcext:value-type="string">
            <text:p><text:a xlink:href="http://lopacan.es/articulo.php?idart=34049" xlink:type="simple">http://lopacan.es/articulo.php?idart=34049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er switch 4 pin 2 positions. KCD1 - 104 AC 250V 6A</text:p>
          </table:table-cell>
          <table:table-cell office:value-type="string" calcext:value-type="string">
            <text:p>KCD1-104</text:p>
          </table:table-cell>
          <table:table-cell office:value-type="currency" office:currency="EUR" office:value="1.85" calcext:value-type="currency">
            <text:p>1.85 €</text:p>
          </table:table-cell>
          <table:table-cell table:formula="of:=[.A24]*[.D24]" office:value-type="currency" office:currency="EUR" office:value="3.7" calcext:value-type="currency">
            <text:p>3.70 €</text:p>
          </table:table-cell>
          <table:table-cell office:value-type="string" calcext:value-type="string">
            <text:p>Switch for batteries. One for Arduino and Jetson Nano, the other for heat mats</text:p>
          </table:table-cell>
          <table:table-cell office:value-type="string" calcext:value-type="string">
            <text:p><text:a xlink:href="http://lopacan.es/articulo.php?idart=20779" xlink:type="simple">http://lopacan.es/articulo.php?idart=20779</text:a>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on female terminal 6.4mm isolated</text:p>
          </table:table-cell>
          <table:table-cell office:value-type="string" calcext:value-type="string">
            <text:p>TE506AIS</text:p>
          </table:table-cell>
          <table:table-cell office:value-type="currency" office:currency="EUR" office:value="0.18" calcext:value-type="currency">
            <text:p>0.18 €</text:p>
          </table:table-cell>
          <table:table-cell table:formula="of:=[.A25]*[.D25]" office:value-type="currency" office:currency="EUR" office:value="1.44" calcext:value-type="currency">
            <text:p>1.44 €</text:p>
          </table:table-cell>
          <table:table-cell office:value-type="string" calcext:value-type="string">
            <text:p>To connect the switches</text:p>
          </table:table-cell>
          <table:table-cell office:value-type="string" calcext:value-type="string">
            <text:p><text:a xlink:href="http://lopacan.es/articulo.php?idart=30288" xlink:type="simple">http://lopacan.es/articulo.php?idart=30288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pton Tape</text:p>
          </table:table-cell>
          <table:table-cell/>
          <table:table-cell office:value-type="currency" office:currency="EUR" office:value="2.47" calcext:value-type="currency">
            <text:p>2.47 €</text:p>
          </table:table-cell>
          <table:table-cell table:formula="of:=[.A27]*[.D27]" office:value-type="currency" office:currency="EUR" office:value="2.47" calcext:value-type="currency">
            <text:p>2.47 €</text:p>
          </table:table-cell>
          <table:table-cell office:value-type="string" calcext:value-type="string">
            <text:p>Kapton tape (high temperature resistant) to wrap the batteries in aluminum foil, with the heatmats and temperature sensors inside</text:p>
          </table:table-cell>
          <table:table-cell office:value-type="string" calcext:value-type="string">
            <text:p><text:a xlink:href="https://www.hta3d.com/en/kapton-tape-polyimide-bga-30mm" xlink:type="simple">https://www.hta3d.com/en/kapton-tape-polyimide-bga-30mm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kerbeam profiles for the structure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erbeam 10x10 340.5mm</text:p>
          </table:table-cell>
          <table:table-cell/>
          <table:table-cell table:style-name="Default"/>
          <table:table-cell office:value-type="currency" office:currency="EUR" office:value="17.25" calcext:value-type="currency">
            <text:p>17.25 €</text:p>
          </table:table-cell>
          <table:table-cell office:value-type="string" calcext:value-type="string">
            <text:p>Get a 1500 mm profile and cut</text:p>
          </table:table-cell>
          <table:table-cell office:value-type="string" calcext:value-type="string">
            <text:p><text:a xlink:href="https://www.makerbeam.com/makerbeam-1500mm-1p-black-makerbeam.html" xlink:type="simple">https://www.makerbeam.com/makerbeam-1500mm-1p-black-makerbeam.html</text:a>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kerbeam 10x10 80mm</text:p>
          </table:table-cell>
          <table:table-cell/>
          <table:table-cell table:style-name="Default"/>
          <table:table-cell office:value-type="currency" office:currency="EUR" office:value="17.25" calcext:value-type="currency">
            <text:p>17.25 €</text:p>
          </table:table-cell>
          <table:table-cell office:value-type="string" calcext:value-type="string">
            <text:p>Get a 1500 mm profile and cut</text:p>
          </table:table-cell>
          <table:table-cell office:value-type="string" calcext:value-type="string">
            <text:p><text:a xlink:href="https://www.makerbeam.com/makerbeam-1500mm-1p-black-makerbeam.html" xlink:type="simple">https://www.makerbeam.com/makerbeam-1500mm-1p-black-makerbeam.html</text:a> </text:p>
          </table:table-cell>
        </table:table-row>
        <table:table-row table:style-name="ro1">
          <table:table-cell table:formula="of:=[.A30]+[.A31]" office:value-type="float" office:value="14" calcext:value-type="float">
            <text:p>14</text:p>
          </table:table-cell>
          <table:table-cell office:value-type="string" calcext:value-type="string">
            <text:p>Openbeam cuts</text:p>
          </table:table-cell>
          <table:table-cell/>
          <table:table-cell office:value-type="currency" office:currency="EUR" office:value="2.25" calcext:value-type="currency">
            <text:p>2.25 €</text:p>
          </table:table-cell>
          <table:table-cell table:formula="of:=[.A32]*[.D32]" office:value-type="currency" office:currency="EUR" office:value="31.5" calcext:value-type="currency">
            <text:p>31.50 €</text:p>
          </table:table-cell>
          <table:table-cell office:value-type="string" calcext:value-type="string">
            <text:p>Cut the above profiles, OpenBeam is chosen because no need to tap</text:p>
          </table:table-cell>
          <table:table-cell office:value-type="string" calcext:value-type="string">
            <text:p><text:a xlink:href="https://www.makerbeam.com/cut-openbeam.html" xlink:type="simple">https://www.makerbeam.com/cut-openbeam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right angle brackets (12)</text:p>
          </table:table-cell>
          <table:table-cell/>
          <table:table-cell office:value-type="currency" office:currency="EUR" office:value="7.25" calcext:value-type="currency">
            <text:p>7.25 €</text:p>
          </table:table-cell>
          <table:table-cell table:formula="of:=[.A33]*[.D33]" office:value-type="currency" office:currency="EUR" office:value="7.25" calcext:value-type="currency">
            <text:p>7.25 €</text:p>
          </table:table-cell>
          <table:table-cell office:value-type="string" calcext:value-type="string">
            <text:p>You need less, but it is always useful to have spare, and for the building process</text:p>
          </table:table-cell>
          <table:table-cell office:value-type="string" calcext:value-type="string">
            <text:p><text:a xlink:href="https://www.makerbeam.com/makerbeam-right-angle-brackets-12p.html" xlink:type="simple">https://www.makerbeam.com/makerbeam-right-angle-brackets-12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T brackets (12)</text:p>
          </table:table-cell>
          <table:table-cell/>
          <table:table-cell office:value-type="currency" office:currency="EUR" office:value="7.25" calcext:value-type="currency">
            <text:p>7.25 €</text:p>
          </table:table-cell>
          <table:table-cell table:formula="of:=[.A34]*[.D34]" office:value-type="currency" office:currency="EUR" office:value="7.25" calcext:value-type="currency">
            <text:p>7.25 €</text:p>
          </table:table-cell>
          <table:table-cell office:value-type="string" calcext:value-type="string">
            <text:p>You need less, but it is always useful to have spare, and for the building process</text:p>
          </table:table-cell>
          <table:table-cell office:value-type="string" calcext:value-type="string">
            <text:p><text:a xlink:href="https://www.makerbeam.com/makerbeam-t-brackets-12p.html" xlink:type="simple">https://www.makerbeam.com/makerbeam-t-brackets-12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6mm M3 square headed bolts (250)</text:p>
          </table:table-cell>
          <table:table-cell/>
          <table:table-cell office:value-type="currency" office:currency="EUR" office:value="13.98" calcext:value-type="currency">
            <text:p>13.98 €</text:p>
          </table:table-cell>
          <table:table-cell table:formula="of:=[.A35]*[.D35]" office:value-type="currency" office:currency="EUR" office:value="13.98" calcext:value-type="currency">
            <text:p>13.98 €</text:p>
          </table:table-cell>
          <table:table-cell/>
          <table:table-cell office:value-type="string" calcext:value-type="string">
            <text:p><text:a xlink:href="https://www.makerbeam.com/makerbeam-square-headed-bolts-6mm-250p-for-makerbe.html" xlink:type="simple">https://www.makerbeam.com/makerbeam-square-headed-bolts-6mm-250p-for-makerbe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rbeam 10mm M3 square headed bolts (100)</text:p>
          </table:table-cell>
          <table:table-cell/>
          <table:table-cell office:value-type="currency" office:currency="EUR" office:value="8.25" calcext:value-type="currency">
            <text:p>8.25 €</text:p>
          </table:table-cell>
          <table:table-cell table:formula="of:=[.A36]*[.D36]" office:value-type="currency" office:currency="EUR" office:value="8.25" calcext:value-type="currency">
            <text:p>8.25 €</text:p>
          </table:table-cell>
          <table:table-cell/>
          <table:table-cell office:value-type="string" calcext:value-type="string">
            <text:p><text:a xlink:href="https://www.makerbeam.com/square-headed-bolts-10mm-100p-for-makerbeam.html" xlink:type="simple">https://www.makerbeam.com/square-headed-bolts-10mm-100p-for-makerbeam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f locking M3 nuts (100)</text:p>
          </table:table-cell>
          <table:table-cell/>
          <table:table-cell office:value-type="currency" office:currency="EUR" office:value="4.65" calcext:value-type="currency">
            <text:p>4.65 €</text:p>
          </table:table-cell>
          <table:table-cell table:formula="of:=[.A37]*[.D37]" office:value-type="currency" office:currency="EUR" office:value="4.65" calcext:value-type="currency">
            <text:p>4.65 €</text:p>
          </table:table-cell>
          <table:table-cell/>
          <table:table-cell office:value-type="string" calcext:value-type="string">
            <text:p><text:a xlink:href="https://www.makerbeam.com/makerbeam-self-locking-nuts-100p.html" xlink:type="simple">https://www.makerbeam.com/makerbeam-self-locking-nuts-100p.html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 nuts (250)</text:p>
          </table:table-cell>
          <table:table-cell/>
          <table:table-cell office:value-type="currency" office:currency="EUR" office:value="6.55" calcext:value-type="currency">
            <text:p>6.55 €</text:p>
          </table:table-cell>
          <table:table-cell table:formula="of:=[.A38]*[.D38]" office:value-type="currency" office:currency="EUR" office:value="6.55" calcext:value-type="currency">
            <text:p>6.55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-slot nuts (25)</text:p>
          </table:table-cell>
          <table:table-cell/>
          <table:table-cell office:value-type="currency" office:currency="EUR" office:value="15.98" calcext:value-type="currency">
            <text:p>15.98 €</text:p>
          </table:table-cell>
          <table:table-cell table:formula="of:=[.A39]*[.D39]" office:value-type="currency" office:currency="EUR" office:value="31.96" calcext:value-type="currency">
            <text:p>31.96 €</text:p>
          </table:table-cell>
          <table:table-cell/>
          <table:table-cell office:value-type="string" calcext:value-type="string">
            <text:p><text:a xlink:href="https://www.makerbeam.com/makerbeam-t-slot-nuts-for-makerbeam-25p.html" xlink:type="simple">https://www.makerbeam.com/makerbeam-t-slot-nuts-for-makerbeam-25p.html</text:a> 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4 fiber glass plate 500x300x1.5mm</text:p>
          </table:table-cell>
          <table:table-cell/>
          <table:table-cell office:value-type="currency" office:currency="EUR" office:value="8.15" calcext:value-type="currency">
            <text:p>8.15 €</text:p>
          </table:table-cell>
          <table:table-cell table:formula="of:=[.A41]*[.D41]" office:value-type="currency" office:currency="EUR" office:value="16.3" calcext:value-type="currency">
            <text:p>16.30 €</text:p>
          </table:table-cell>
          <table:table-cell office:value-type="string" calcext:value-type="string">
            <text:p>To be cut with a laser cutter or CNC mill</text:p>
          </table:table-cell>
          <table:table-cell office:value-type="string" calcext:value-type="string">
            <text:p><text:a xlink:href="https://www.ahltec.de/shop/de/500-mm-x-300-mm-48-68-83-186.html" xlink:type="simple">https://www.ahltec.de/shop/de/500-mm-x-300-mm-48-68-83-186.html</text:a> 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SUM([.E5:.E42])" office:value-type="currency" office:currency="EUR" office:value="815.586" calcext:value-type="currency">
            <text:p>815.59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3:48:44.017302083</meta:creation-date>
    <dc:date>2023-08-06T23:52:09.324302085</dc:date>
    <meta:editing-duration>PT6H51M32S</meta:editing-duration>
    <meta:editing-cycles>27</meta:editing-cycles>
    <meta:generator>LibreOffice/7.4.6.2$Linux_X86_64 LibreOffice_project/5b1f5509c2decdade7fda905e3e1429a67acd63d</meta:generator>
    <meta:document-statistic meta:table-count="1" meta:cell-count="215" meta:object-count="0"/>
  </office:meta>
</office:document-meta>
</file>